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2.B1" style:family="table-cell">
      <style:table-cell-properties fo:padding="0.097cm" fo:border="0.05pt solid #ffffff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601cm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fo:color="#000000" style:font-name="arial" fo:font-size="22pt" style:text-underline-style="solid" style:text-underline-width="auto" style:text-underline-color="font-color" fo:font-weight="bold" officeooo:rsid="000ff908" officeooo:paragraph-rsid="000ff908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000000" style:font-name="arial" fo:font-size="22pt" fo:language="fr" fo:country="FR" style:text-underline-style="solid" style:text-underline-width="auto" style:text-underline-color="font-color" fo:font-weight="bold" officeooo:rsid="000ff908" officeooo:paragraph-rsid="000ff908" style:font-size-asian="22pt" style:font-weight-asian="bold" style:font-size-complex="2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0000" style:font-name="arial" fo:font-size="16pt" fo:language="fr" fo:country="FR" officeooo:paragraph-rsid="001702d5" style:font-size-asian="16pt" style:font-size-complex="16pt"/>
    </style:style>
    <style:style style:name="P4" style:family="paragraph" style:parent-style-name="Text_20_body">
      <style:text-properties fo:color="#000000" style:font-name="arial" fo:language="fr" fo:country="FR" officeooo:paragraph-rsid="001702d5"/>
    </style:style>
    <style:style style:name="P5" style:family="paragraph" style:parent-style-name="Text_20_body">
      <style:paragraph-properties fo:text-align="center" style:justify-single-word="false"/>
      <style:text-properties fo:color="#000000" style:font-name="arial" fo:language="fr" fo:country="FR" fo:font-weight="normal" officeooo:paragraph-rsid="000ff908"/>
    </style:style>
    <style:style style:name="P6" style:family="paragraph" style:parent-style-name="Text_20_body">
      <style:text-properties style:font-name="arial" fo:language="fr" fo:country="FR"/>
    </style:style>
    <style:style style:name="P7" style:family="paragraph" style:parent-style-name="Text_20_body">
      <style:text-properties style:font-name="arial" fo:language="fr" fo:country="FR" officeooo:paragraph-rsid="001702d5"/>
    </style:style>
    <style:style style:name="P8" style:family="paragraph" style:parent-style-name="Text_20_body">
      <style:paragraph-properties fo:text-align="center" style:justify-single-word="false"/>
      <style:text-properties fo:color="#610506" style:font-name="arial" fo:font-size="16pt" fo:language="fr" fo:country="FR" fo:font-weight="bold" officeooo:rsid="001492ca" officeooo:paragraph-rsid="001492ca" fo:background-color="#ffe5ca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style:font-name="arial" fo:language="fr" fo:country="FR" fo:font-weight="bold" officeooo:rsid="000d39ca" officeooo:paragraph-rsid="000ff908" fo:background-color="#ffe5ca" style:font-weight-asian="bold" style:font-weight-complex="bold"/>
    </style:style>
    <style:style style:name="P10" style:family="paragraph" style:parent-style-name="Standard">
      <style:text-properties fo:color="#000000" style:font-name="arial" fo:language="fr" fo:country="FR" fo:font-style="italic" officeooo:rsid="000f2278" officeooo:paragraph-rsid="0033b0e7" style:font-style-asian="italic" style:font-style-complex="italic"/>
    </style:style>
    <style:style style:name="P11" style:family="paragraph" style:parent-style-name="Standard">
      <style:text-properties fo:color="#000000" style:font-name="arial" fo:language="fr" fo:country="FR" fo:font-style="italic" officeooo:rsid="000f2278" officeooo:paragraph-rsid="000ff908" style:font-style-asian="italic" style:font-style-complex="italic"/>
    </style:style>
    <style:style style:name="P12" style:family="paragraph" style:parent-style-name="Standard">
      <style:text-properties fo:color="#000000" style:font-name="arial" fo:language="fr" fo:country="FR" fo:font-style="italic" fo:font-weight="normal" officeooo:rsid="005b6b50" officeooo:paragraph-rsid="0067e32a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color="#000000" style:font-name="arial" fo:language="fr" fo:country="FR" fo:font-style="italic" fo:font-weight="normal" officeooo:rsid="000f2278" officeooo:paragraph-rsid="001492ca" style:font-style-asian="italic" style:font-weight-asian="normal" style:font-style-complex="italic" style:font-weight-complex="normal"/>
    </style:style>
    <style:style style:name="P1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arial" fo:language="fr" fo:country="FR" fo:font-style="italic" fo:font-weight="normal" officeooo:rsid="000f2278" officeooo:paragraph-rsid="001492ca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language="fr" fo:country="FR" fo:font-style="italic" fo:font-weight="normal" officeooo:rsid="000ff908" officeooo:paragraph-rsid="001492ca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color="#000000" style:font-name="arial" fo:language="fr" fo:country="FR" fo:font-style="normal" fo:font-weight="bold" officeooo:rsid="000f2278" officeooo:paragraph-rsid="000ff908" fo:background-color="#ffe5ca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color="#000000" style:font-name="arial" fo:language="fr" fo:country="FR" fo:font-style="normal" fo:font-weight="bold" officeooo:rsid="000ff908" officeooo:paragraph-rsid="001492ca" fo:background-color="#ffe5ca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color="#000000" style:font-name="arial" fo:language="fr" fo:country="FR" fo:font-style="normal" fo:font-weight="bold" officeooo:rsid="000ff908" officeooo:paragraph-rsid="000d39ca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style:font-name="arial" fo:language="fr" fo:country="FR" fo:font-style="normal" fo:font-weight="normal" officeooo:rsid="000ff908" officeooo:paragraph-rsid="001492ca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bold" officeooo:paragraph-rsid="001702d5" style:text-blinking="false" fo:background-color="transparent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6pt" fo:language="fr" fo:country="FR" fo:font-style="normal" style:text-underline-style="none" fo:font-weight="bold" officeooo:paragraph-rsid="001702d5" style:text-blinking="false" fo:background-color="#fff200" style:font-size-asian="16pt" style:font-size-complex="16pt"/>
    </style:style>
    <style:style style:name="P2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6" style:family="paragraph" style:parent-style-name="Text_20_body">
      <style:paragraph-properties fo:margin-left="1.27cm" fo:margin-right="0cm" fo:text-indent="0cm" style:auto-text-indent="false"/>
      <style:text-properties style:font-name="arial" fo:language="fr" fo:country="FR" officeooo:paragraph-rsid="001702d5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6pt" fo:language="fr" fo:country="FR" fo:font-style="normal" style:text-underline-style="none" fo:font-weight="bold" officeooo:paragraph-rsid="001702d5" style:text-blinking="false" fo:background-color="#fff200" style:font-size-asian="16pt" style:font-size-complex="16pt"/>
    </style:style>
    <style:style style:name="P28" style:family="paragraph" style:parent-style-name="Text_20_body">
      <style:paragraph-properties fo:break-before="page"/>
      <style:text-properties style:font-name="arial" fo:language="fr" fo:country="FR"/>
    </style:style>
    <style:style style:name="P29" style:family="paragraph" style:parent-style-name="Table_20_Contents">
      <style:text-properties fo:color="#000000" style:font-name="arial" fo:language="fr" fo:country="FR" officeooo:rsid="001285f7" officeooo:paragraph-rsid="001285f7"/>
    </style:style>
    <style:style style:name="P30" style:family="paragraph" style:parent-style-name="Table_20_Contents">
      <style:text-properties fo:color="#000000" style:font-name="arial" fo:language="fr" fo:country="FR" fo:font-weight="bold" officeooo:rsid="000ff908" officeooo:paragraph-rsid="000ff908" fo:background-color="#ffe5ca" style:font-weight-asian="bold" style:font-weight-complex="bold"/>
    </style:style>
    <style:style style:name="P31" style:family="paragraph" style:parent-style-name="Table_20_Contents">
      <style:text-properties fo:color="#000000" style:font-name="arial" fo:language="fr" fo:country="FR" officeooo:rsid="0035a9dc" officeooo:paragraph-rsid="0035a9dc"/>
    </style:style>
    <style:style style:name="P32" style:family="paragraph" style:parent-style-name="Standard" style:list-style-name="L7">
      <style:text-properties fo:color="#000000" style:font-name="arial" fo:language="fr" fo:country="FR" officeooo:rsid="000d39ca" officeooo:paragraph-rsid="000ff908"/>
    </style:style>
    <style:style style:name="P33" style:family="paragraph" style:parent-style-name="Standard" style:list-style-name="L7">
      <style:text-properties fo:color="#000000" style:font-name="arial" fo:language="fr" fo:country="FR" officeooo:rsid="00372144" officeooo:paragraph-rsid="000ff908"/>
    </style:style>
    <style:style style:name="P34" style:family="paragraph" style:parent-style-name="Standard" style:list-style-name="L7">
      <style:text-properties fo:color="#000000" style:font-name="arial" fo:language="fr" fo:country="FR" officeooo:rsid="000f2278" officeooo:paragraph-rsid="000ff908"/>
    </style:style>
    <style:style style:name="P35" style:family="paragraph" style:parent-style-name="Standard" style:list-style-name="L8">
      <style:text-properties fo:color="#000000" style:font-name="arial" fo:language="fr" fo:country="FR" fo:font-style="normal" fo:font-weight="normal" officeooo:rsid="000f2278" officeooo:paragraph-rsid="000ff908" style:font-style-asian="normal" style:font-weight-asian="normal" style:font-style-complex="normal" style:font-weight-complex="normal"/>
    </style:style>
    <style:style style:name="P36" style:family="paragraph" style:parent-style-name="Standard" style:list-style-name="L8">
      <style:text-properties fo:color="#000000" style:font-name="arial" fo:language="fr" fo:country="FR" fo:font-style="normal" fo:font-weight="normal" officeooo:rsid="00372144" officeooo:paragraph-rsid="000ff908" style:font-style-asian="normal" style:font-weight-asian="normal" style:font-style-complex="normal" style:font-weight-complex="normal"/>
    </style:style>
    <style:style style:name="P37" style:family="paragraph" style:parent-style-name="Standard" style:list-style-name="L10">
      <style:text-properties fo:color="#000000" style:font-name="arial" fo:language="fr" fo:country="FR" fo:font-style="normal" fo:font-weight="normal" officeooo:rsid="000ff908" officeooo:paragraph-rsid="001492ca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3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2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4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5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6" style:family="paragraph" style:parent-style-name="Table_20_Contents" style:list-style-name="L9">
      <style:text-properties fo:color="#000000" style:font-name="arial" fo:language="fr" fo:country="FR" officeooo:rsid="00372144" officeooo:paragraph-rsid="001285f7"/>
    </style:style>
    <style:style style:name="P47" style:family="paragraph" style:parent-style-name="Table_20_Contents" style:list-style-name="L9">
      <style:text-properties fo:color="#000000" style:font-name="arial" fo:language="fr" fo:country="FR" officeooo:rsid="001285f7" officeooo:paragraph-rsid="001285f7"/>
    </style:style>
    <style:style style:name="T1" style:family="text">
      <style:text-properties officeooo:rsid="000f2278"/>
    </style:style>
    <style:style style:name="T2" style:family="text">
      <style:text-properties officeooo:rsid="001285f7"/>
    </style:style>
    <style:style style:name="T3" style:family="text">
      <style:text-properties officeooo:rsid="0015dec2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fo:font-weight="bold" officeooo:rsid="000ff908" style:text-blinking="false" fo:background-color="#fff200" loext:char-shading-value="0" style:font-weight-asian="bold" style:font-weight-complex="bold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bold" officeooo:rsid="0015dec2" style:text-blinking="false" fo:background-color="#fff200" loext:char-shading-value="0" style:font-weight-asian="bold" style:font-weight-complex="bold"/>
    </style:style>
    <style:style style:name="T6" style:family="text">
      <style:text-properties officeooo:rsid="001a123a"/>
    </style:style>
    <style:style style:name="T7" style:family="text">
      <style:text-properties officeooo:rsid="001aeab1"/>
    </style:style>
    <style:style style:name="T8" style:family="text">
      <style:text-properties fo:font-weight="normal" officeooo:rsid="000ff908" style:font-weight-asian="normal" style:font-weight-complex="normal"/>
    </style:style>
    <style:style style:name="T9" style:family="text">
      <style:text-properties fo:font-weight="normal" officeooo:rsid="0030f57c" style:font-weight-asian="normal" style:font-weight-complex="normal"/>
    </style:style>
    <style:style style:name="T10" style:family="text">
      <style:text-properties fo:font-weight="normal" officeooo:rsid="0033b0e7" style:font-weight-asian="normal" style:font-weight-complex="normal"/>
    </style:style>
    <style:style style:name="T11" style:family="text">
      <style:text-properties fo:font-weight="normal" officeooo:rsid="001285f7" style:font-weight-asian="normal" style:font-weight-complex="normal"/>
    </style:style>
    <style:style style:name="T12" style:family="text">
      <style:text-properties fo:font-weight="normal" officeooo:rsid="00372144" style:font-weight-asian="normal" style:font-weight-complex="normal"/>
    </style:style>
    <style:style style:name="T13" style:family="text">
      <style:text-properties officeooo:rsid="00372144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caccf" style:font-style-asian="italic" style:font-style-complex="italic"/>
    </style:style>
    <style:style style:name="T16" style:family="text">
      <style:text-properties fo:font-style="italic" officeooo:rsid="00b4f0e9" style:font-style-asian="italic" style:font-style-complex="italic"/>
    </style:style>
    <style:style style:name="T17" style:family="text">
      <style:text-properties officeooo:rsid="005fe505"/>
    </style:style>
    <style:style style:name="T18" style:family="text">
      <style:text-properties officeooo:rsid="00b58662"/>
    </style:style>
    <style:style style:name="T19" style:family="text">
      <style:text-properties officeooo:rsid="00bce4e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e la Concurr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text:span text:style-name="T4">Z trails (</text:span><text:span text:style-name="T5">E</text:span><text:span text:style-name="T4">spagne)</text:span></text:p>
            <text:p text:style-name="P20">POINTS FORTS </text:p>
            <text:list xml:id="list638263000" text:style-name="L1">
              <text:list-item>
                <text:p text:style-name="P38">fluide</text:p>
              </text:list-item>
              <text:list-item>
                <text:p text:style-name="P38">responsive</text:p>
              </text:list-item>
              <text:list-item>
                <text:p text:style-name="P38">épuré</text:p>
              </text:list-item>
              <text:list-item>
                <text:p text:style-name="P38">parcours utilisateur clair et agréable.</text:p>
              </text:list-item>
            </text:list>
            <text:p text:style-name="P4"/>
            <text:p text:style-name="P20">Spécificités : </text:p>
            <text:p text:style-name="P21">Historique du parcours de l’utilisateur.</text:p>
            <text:p text:style-name="P21">Recherche par liste de parcours de randonnée</text:p>
            <text:p text:style-name="P22">Code Couleur (Rouge/Vert/Bleu)</text:p>
            <text:p text:style-name="P4"/>
            <text:p text:style-name="P20">POINTS FAIBLES </text:p>
            <text:list xml:id="list2849398476" text:style-name="L2">
              <text:list-item>
                <text:p text:style-name="P39">cartes pas très lisibles (il faut beaucoup zoomer)</text:p>
              </text:list-item>
              <text:list-item>
                <text:p text:style-name="P40">code couleur trop basique</text:p>
              </text:list-item>
            </text:list>
            <text:p text:style-name="P23"/>
            <text:p text:style-name="P23"/>
            <text:p text:style-name="P24">RandoPyrennées (france)</text:p>
            <text:p text:style-name="P7"/>
            <text:p text:style-name="P25">POINTS FORTS </text:p>
            <text:list xml:id="list3000476530" text:style-name="L3">
              <text:list-item>
                <text:p text:style-name="P45">design épuré</text:p>
              </text:list-item>
              <text:list-item>
                <text:p text:style-name="P45">rando avec guides</text:p>
              </text:list-item>
              <text:list-item>
                <text:p text:style-name="P45">service aux entreprises et organisations</text:p>
              </text:list-item>
            </text:list>
            <text:p text:style-name="P26"/>
            <text:p text:style-name="P21">POINTS FAIBLES</text:p>
            <text:list xml:id="list3338994818" text:style-name="L4">
              <text:list-item>
                <text:p text:style-name="P41">toutes les pages ne sont pas en français</text:p>
              </text:list-item>
            </text:list>
          </table:table-cell>
          <table:table-cell table:style-name="Table2.B1" office:value-type="string">
            <text:p text:style-name="P27">Viso rando (<text:span text:style-name="T3">France</text:span>)</text:p>
            <text:p text:style-name="P4"/>
            <text:p text:style-name="P20">POINTS FORTS</text:p>
            <text:list xml:id="list293238175" text:style-name="L5">
              <text:list-item>
                <text:p text:style-name="P43">possibilité de <text:span text:style-name="T19">télécharger</text:span> en PDF les cartes</text:p>
              </text:list-item>
              <text:list-item>
                <text:p text:style-name="P43"><text:span text:style-name="T19">icônes</text:span> compréhensibles</text:p>
              </text:list-item>
              <text:list-item>
                <text:p text:style-name="P43">recherche d’itinéraires de rando et <text:span text:style-name="T19">proposition</text:span> d’itinéraires par l’utilisateur</text:p>
              </text:list-item>
              <text:list-item>
                <text:p text:style-name="P43">classement par région</text:p>
              </text:list-item>
            </text:list>
            <text:p text:style-name="P4"/>
            <text:p text:style-name="P20">POINTS FAIBLES </text:p>
            <text:list xml:id="list2198792273" text:style-name="L6">
              <text:list-item>
                <text:p text:style-name="P44">design ancien</text:p>
              </text:list-item>
              <text:list-item>
                <text:p text:style-name="P44">beaucoup de texte et peu d’image</text:p>
              </text:list-item>
              <text:list-item>
                <text:p text:style-name="P42">peu intuitif</text:p>
              </text:list-item>
            </text:list>
          </table:table-cell>
        </table:table-row>
      </table:table>
      <text:p text:style-name="P5"/>
      <text:p text:style-name="P28"/>
      <text:p text:style-name="P8">Analyse de la structure de la concurrence</text:p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Visorando.com</text:p>
            <text:list xml:id="list854682301" text:style-name="L7">
              <text:list-item>
                <text:p text:style-name="P32">Outils</text:p>
                <text:list>
                  <text:list-item>
                    <text:p text:style-name="P32">Logiciels</text:p>
                  </text:list-item>
                  <text:list-item>
                    <text:p text:style-name="P32">Trace GPS</text:p>
                  </text:list-item>
                  <text:list-item>
                    <text:p text:style-name="P32">Cartes</text:p>
                  </text:list-item>
                  <text:list-item>
                    <text:p text:style-name="P32">Aide</text:p>
                  </text:list-item>
                </text:list>
              </text:list-item>
              <text:list-item>
                <text:p text:style-name="P33">Randonnées</text:p>
                <text:list>
                  <text:list-item>
                    <text:p text:style-name="P32">Circuit <text:span text:style-name="T1">(chercher)</text:span></text:p>
                  </text:list-item>
                  <text:list-item>
                    <text:p text:style-name="P32">Itinéraire <text:span text:style-name="T1">(proposer)</text:span></text:p>
                  </text:list-item>
                </text:list>
              </text:list-item>
              <text:list-item>
                <text:p text:style-name="P34">Inscription/connexion</text:p>
              </text:list-item>
              <text:list-item>
                <text:p text:style-name="P34">Appli des cartes</text:p>
              </text:list-item>
              <text:list-item>
                <text:p text:style-name="P33">Accueil</text:p>
                <text:list>
                  <text:list-item>
                    <text:p text:style-name="P34">Chercher une randonnée</text:p>
                  </text:list-item>
                  <text:list-item>
                    <text:p text:style-name="P34">Itinéraire</text:p>
                    <text:p text:style-name="P34"/>
                  </text:list-item>
                </text:list>
              </text:list-item>
            </text:list>
            <text:p text:style-name="P10">Imagé mais pas <text:span text:style-name="T13">moderne.</text:span> <text:span text:style-name="T7">Pas beau mais ça marche et <text:s/>le “chercher une randonnée” est très visible. A</text:span><text:span text:style-name="T8"> l’étroit </text:span><text:span text:style-name="T9">et des </text:span><text:span text:style-name="T12">couleurs</text:span><text:span text:style-name="T9"> ne sont pas idéals. </text:span><text:span text:style-name="T10">U</text:span><text:span text:style-name="T11">ne barre de recherche </text:span><text:span text:style-name="T10">visible est important.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6">Ignrando.com</text:p>
            <text:list xml:id="list2188666342" text:style-name="L8">
              <text:list-item>
                <text:p text:style-name="P35">Parcours</text:p>
              </text:list-item>
              <text:list-item>
                <text:p text:style-name="P35">Points d’intérêt</text:p>
              </text:list-item>
              <text:list-item>
                <text:p text:style-name="P35">Communautés</text:p>
              </text:list-item>
              <text:list-item>
                <text:p text:style-name="P35">Pour les pros</text:p>
              </text:list-item>
              <text:list-item>
                <text:p text:style-name="P35">Boutique</text:p>
              </text:list-item>
              <text:list-item>
                <text:p text:style-name="P36">Accueil</text:p>
                <text:list>
                  <text:list-item>
                    <text:p text:style-name="P35">Trouver les randos près de vous</text:p>
                  </text:list-item>
                  <text:list-item>
                    <text:p text:style-name="P35"><text:span text:style-name="T13">Statistiques</text:span> site</text:p>
                    <text:p text:style-name="P35"/>
                  </text:list-item>
                </text:list>
              </text:list-item>
            </text:list>
            <text:p text:style-name="P12">Pas moderne. <text:span text:style-name="T17">Bon couleurs mais trop de contraste. A l’étroit. Il ressemble une site internet pour seulement portable ou un projet pas complet.</text:span></text:p>
          </table:table-cell>
          <table:table-cell table:style-name="Table1.A1" office:value-type="string">
            <text:p text:style-name="P30">Randonnées-<text:span text:style-name="T2">aveyron.fr</text:span></text:p>
            <text:list xml:id="list2943840896" text:style-name="L9">
              <text:list-item>
                <text:p text:style-name="P46">Accueil</text:p>
                <text:list>
                  <text:list-item>
                    <text:p text:style-name="P47">Slideshow</text:p>
                  </text:list-item>
                  <text:list-item>
                    <text:p text:style-name="P47"><text:span text:style-name="T13">Choisir</text:span> un objet d’intérêt</text:p>
                  </text:list-item>
                  <text:list-item>
                    <text:p text:style-name="P47"><text:span text:style-name="T13">Médias</text:span> sociaux</text:p>
                  </text:list-item>
                  <text:list-item>
                    <text:p text:style-name="P47">Les <text:span text:style-name="T13">actualités</text:span></text:p>
                  </text:list-item>
                </text:list>
              </text:list-item>
              <text:list-item>
                <text:p text:style-name="P47">Grandes randonnées</text:p>
              </text:list-item>
              <text:list-item>
                <text:p text:style-name="P47">Promenade et <text:span text:style-name="T13">randonnée</text:span></text:p>
              </text:list-item>
              <text:list-item>
                <text:p text:style-name="P47">Notre agenda</text:p>
              </text:list-item>
              <text:list-item>
                <text:p text:style-name="P47">Infos pratiques</text:p>
              </text:list-item>
              <text:list-item>
                <text:p text:style-name="P47">Nous rejoindre</text:p>
                <text:list>
                  <text:list-item>
                    <text:p text:style-name="P47">Blog actus’</text:p>
                  </text:list-item>
                </text:list>
              </text:list-item>
            </text:list>
            <text:p text:style-name="P29"/>
            <text:p text:style-name="P29"/>
            <text:p text:style-name="P29"/>
            <text:p text:style-name="P31"><text:span text:style-name="T14">Intuitif, sauf et moderne. </text:span><text:span text:style-name="T15">Brillant thème de rouge et blanc avec un slideshow très visible pour montrer la campagne. </text:span><text:span text:style-name="T16">Malheureusement p</text:span><text:span text:style-name="T15">as de barre de recherche et pas de connexion</text:span><text:span text:style-name="T16">.</text:span></text:p>
            <text:p text:style-name="P13"/>
            <text:p text:style-name="P14"/>
            <text:p text:style-name="P13"/>
            <text:p text:style-name="P13"/>
            <text:p text:style-name="P13"/>
            <text:p text:style-name="P13"/>
            <text:p text:style-name="P17">France-randonnee.fr</text:p>
            <text:list xml:id="list3460779188" text:style-name="L10">
              <text:list-item>
                <text:p text:style-name="P37">Choisir par activité</text:p>
                <text:list>
                  <text:list-item>
                    <text:p text:style-name="P37">à pied</text:p>
                  </text:list-item>
                  <text:list-item>
                    <text:p text:style-name="P37">à vélo</text:p>
                  </text:list-item>
                  <text:list-item>
                    <text:p text:style-name="P37">à cheval</text:p>
                  </text:list-item>
                </text:list>
              </text:list-item>
              <text:list-item>
                <text:p text:style-name="P37">Choisir par thématique</text:p>
              </text:list-item>
              <text:list-item>
                <text:p text:style-name="P37">Choisir un grand <text:span text:style-name="T13">itinéraire</text:span></text:p>
              </text:list-item>
              <text:list-item>
                <text:p text:style-name="P37">Infos pratiques</text:p>
              </text:list-item>
            </text:list>
            <text:p text:style-name="P19"/>
            <text:p text:style-name="P19"/>
            <text:p text:style-name="P15"><text:span text:style-name="T6">Trop des couleurs</text:span>, à l’étroit. <text:span text:style-name="T18">Complètement pas intuitif. Accablant parce que trop de texte. Pas assez des images. Menu pour choisir un région est une image de France – jolie et bon représentation visuel.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24:39.314805085</meta:creation-date>
    <dc:date>2019-11-15T16:53:37.352146249</dc:date>
    <meta:editing-duration>PT59M33S</meta:editing-duration>
    <meta:editing-cycles>52</meta:editing-cycles>
    <meta:generator>LibreOffice/6.0.7.3$Linux_X86_64 LibreOffice_project/00m0$Build-3</meta:generator>
    <meta:document-statistic meta:table-count="2" meta:image-count="0" meta:object-count="0" meta:page-count="2" meta:paragraph-count="81" meta:word-count="375" meta:character-count="2178" meta:non-whitespace-character-count="1933"/>
  </office:meta>
</office:document-meta>
</file>